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77bb" officeooo:paragraph-rsid="000577bb"/>
    </style:style>
    <style:style style:name="P2" style:family="paragraph" style:parent-style-name="Standard">
      <style:text-properties officeooo:rsid="000577bb" officeooo:paragraph-rsid="0019f04c"/>
    </style:style>
    <style:style style:name="P3" style:family="paragraph" style:parent-style-name="Standard">
      <style:text-properties officeooo:rsid="000577bb" officeooo:paragraph-rsid="001ce340"/>
    </style:style>
    <style:style style:name="P4" style:family="paragraph" style:parent-style-name="Standard">
      <style:text-properties officeooo:rsid="000577bb" officeooo:paragraph-rsid="001d62a9"/>
    </style:style>
    <style:style style:name="P5" style:family="paragraph" style:parent-style-name="Standard">
      <style:text-properties officeooo:rsid="00058357" officeooo:paragraph-rsid="00058357"/>
    </style:style>
    <style:style style:name="P6" style:family="paragraph" style:parent-style-name="Standard">
      <style:text-properties officeooo:rsid="00058357" officeooo:paragraph-rsid="0015970b"/>
    </style:style>
    <style:style style:name="P7" style:family="paragraph" style:parent-style-name="Standard">
      <style:text-properties fo:font-size="13pt" fo:font-weight="bold" officeooo:rsid="000577bb" officeooo:paragraph-rsid="000577bb" style:font-size-asian="13pt" style:font-weight-asian="bold" style:font-size-complex="13pt" style:font-weight-complex="bold"/>
    </style:style>
    <style:style style:name="P8" style:family="paragraph" style:parent-style-name="Standard">
      <style:text-properties fo:font-size="13pt" fo:font-weight="bold" officeooo:rsid="000577bb" officeooo:paragraph-rsid="001427e3" style:font-size-asian="13pt" style:font-weight-asian="bold" style:font-size-complex="13pt" style:font-weight-complex="bold"/>
    </style:style>
    <style:style style:name="P9" style:family="paragraph" style:parent-style-name="Standard">
      <style:text-properties fo:font-size="13pt" fo:font-weight="bold" officeooo:rsid="000577bb" officeooo:paragraph-rsid="0019f04c" style:font-size-asian="13pt" style:font-weight-asian="bold" style:font-size-complex="13pt" style:font-weight-complex="bold"/>
    </style:style>
    <style:style style:name="P10" style:family="paragraph" style:parent-style-name="Standard">
      <style:text-properties fo:font-size="13pt" fo:font-weight="bold" officeooo:rsid="00058357" officeooo:paragraph-rsid="00058357" style:font-size-asian="13pt" style:font-weight-asian="bold" style:font-size-complex="13pt" style:font-weight-complex="bold"/>
    </style:style>
    <style:style style:name="P11" style:family="paragraph" style:parent-style-name="Standard">
      <style:text-properties fo:font-size="13pt" fo:font-weight="bold" officeooo:rsid="003abe3b" officeooo:paragraph-rsid="003abe3b" style:font-size-asian="13pt" style:font-weight-asian="bold" style:font-size-complex="13pt" style:font-weight-complex="bold"/>
    </style:style>
    <style:style style:name="P12" style:family="paragraph" style:parent-style-name="Standard">
      <style:text-properties fo:font-size="13pt" fo:font-weight="bold" officeooo:rsid="0028f463" officeooo:paragraph-rsid="0028f463" style:font-size-asian="11.3500003814697pt" style:font-weight-asian="bold" style:font-size-complex="13pt" style:font-weight-complex="bold"/>
    </style:style>
    <style:style style:name="P13" style:family="paragraph" style:parent-style-name="Standard">
      <style:text-properties fo:font-size="13pt" fo:font-weight="bold" officeooo:rsid="0029ea90" officeooo:paragraph-rsid="0029ea90" style:font-size-asian="11.3500003814697pt" style:font-weight-asian="bold" style:font-size-complex="13pt" style:font-weight-complex="bold"/>
    </style:style>
    <style:style style:name="P14" style:family="paragraph" style:parent-style-name="Standard">
      <style:text-properties fo:font-size="13pt" fo:font-weight="bold" officeooo:rsid="00351b85" officeooo:paragraph-rsid="00351b85" style:font-size-asian="11.3500003814697pt" style:font-weight-asian="bold" style:font-size-complex="13pt" style:font-weight-complex="bold"/>
    </style:style>
    <style:style style:name="P15" style:family="paragraph" style:parent-style-name="Standard">
      <style:text-properties fo:font-size="13pt" fo:font-weight="bold" officeooo:rsid="0039c2e2" officeooo:paragraph-rsid="0039c2e2" style:font-size-asian="11.3500003814697pt" style:font-weight-asian="bold" style:font-size-complex="13pt" style:font-weight-complex="bold"/>
    </style:style>
    <style:style style:name="P16" style:family="paragraph" style:parent-style-name="Standard">
      <style:text-properties fo:font-size="13pt" fo:font-weight="bold" officeooo:rsid="003f7a7a" officeooo:paragraph-rsid="003f7a7a" style:font-size-asian="11.3500003814697pt" style:font-weight-asian="bold" style:font-size-complex="13pt" style:font-weight-complex="bold"/>
    </style:style>
    <style:style style:name="P17" style:family="paragraph" style:parent-style-name="Standard">
      <style:text-properties fo:font-size="13pt" fo:font-weight="bold" officeooo:rsid="0040102a" officeooo:paragraph-rsid="0040102a" style:font-size-asian="11.3500003814697pt" style:font-weight-asian="bold" style:font-size-complex="13pt" style:font-weight-complex="bold"/>
    </style:style>
    <style:style style:name="P18" style:family="paragraph" style:parent-style-name="Standard">
      <style:text-properties fo:font-size="13pt" fo:font-weight="bold" officeooo:rsid="00426759" officeooo:paragraph-rsid="00426759" style:font-size-asian="11.3500003814697pt" style:font-weight-asian="bold" style:font-size-complex="13pt" style:font-weight-complex="bold"/>
    </style:style>
    <style:style style:name="P19" style:family="paragraph" style:parent-style-name="Standard">
      <style:text-properties fo:font-size="13pt" fo:font-weight="bold" officeooo:rsid="00458d79" officeooo:paragraph-rsid="00458d79" style:font-size-asian="11.3500003814697pt" style:font-weight-asian="bold" style:font-size-complex="13pt" style:font-weight-complex="bold"/>
    </style:style>
    <style:style style:name="P20" style:family="paragraph" style:parent-style-name="Standard">
      <style:text-properties fo:font-size="12pt" fo:font-weight="normal" officeooo:rsid="000b5a9e" officeooo:paragraph-rsid="000577bb" style:font-size-asian="10.5pt" style:font-weight-asian="normal" style:font-size-complex="12pt" style:font-weight-complex="normal"/>
    </style:style>
    <style:style style:name="P21" style:family="paragraph" style:parent-style-name="Standard">
      <style:text-properties fo:font-size="12pt" fo:font-weight="normal" officeooo:rsid="000d10a7" officeooo:paragraph-rsid="000577bb" style:font-size-asian="10.5pt" style:font-weight-asian="normal" style:font-size-complex="12pt" style:font-weight-complex="normal"/>
    </style:style>
    <style:style style:name="P22" style:family="paragraph" style:parent-style-name="Standard">
      <style:text-properties officeooo:paragraph-rsid="0015970b"/>
    </style:style>
    <style:style style:name="P23" style:family="paragraph" style:parent-style-name="Standard">
      <style:text-properties fo:font-variant="normal" fo:text-transform="none" style:font-name="monospace" fo:font-size="11.25pt" fo:letter-spacing="normal" fo:font-style="normal" fo:font-weight="normal" officeooo:paragraph-rsid="00058357"/>
    </style:style>
    <style:style style:name="P24" style:family="paragraph" style:parent-style-name="Standard">
      <style:text-properties fo:font-variant="normal" fo:text-transform="none" style:font-name="Liberation Serif" fo:font-size="12pt" fo:letter-spacing="normal" fo:font-style="normal" fo:font-weight="normal" officeooo:paragraph-rsid="00058357" style:font-size-asian="12pt" style:font-size-complex="12pt"/>
    </style:style>
    <style:style style:name="P25" style:family="paragraph" style:parent-style-name="Standard">
      <style:text-properties fo:font-variant="normal" fo:text-transform="none" style:font-name="Liberation Serif" fo:font-size="12pt" fo:letter-spacing="normal" fo:font-style="normal" fo:font-weight="normal" officeooo:rsid="0024e392" officeooo:paragraph-rsid="0024e392" style:font-size-asian="12pt" style:font-size-complex="12pt"/>
    </style:style>
    <style:style style:name="P26" style:family="paragraph" style:parent-style-name="Standard">
      <style:text-properties fo:font-variant="normal" fo:text-transform="none" style:font-name="Liberation Serif" fo:font-size="12pt" fo:letter-spacing="normal" fo:font-style="normal" fo:font-weight="normal" officeooo:rsid="0025fccc" officeooo:paragraph-rsid="0025fccc" style:font-size-asian="12pt" style:font-size-complex="12pt"/>
    </style:style>
    <style:style style:name="P27" style:family="paragraph" style:parent-style-name="Standard">
      <style:text-properties fo:font-variant="normal" fo:text-transform="none" style:font-name="Liberation Serif" fo:font-size="12pt" fo:letter-spacing="normal" fo:font-style="normal" fo:font-weight="normal" officeooo:rsid="0028c7fb" officeooo:paragraph-rsid="0027fb6f" style:font-size-asian="10.5pt" style:font-weight-asian="normal" style:font-size-complex="12pt" style:font-weight-complex="normal"/>
    </style:style>
    <style:style style:name="P28" style:family="paragraph" style:parent-style-name="Standard">
      <style:text-properties fo:font-variant="normal" fo:text-transform="none" style:font-name="Liberation Serif" fo:font-size="12pt" fo:letter-spacing="normal" fo:font-style="normal" fo:font-weight="normal" officeooo:rsid="0028f463" officeooo:paragraph-rsid="0028f463" style:font-size-asian="10.5pt" style:font-weight-asian="normal" style:font-size-complex="12pt" style:font-weight-complex="normal"/>
    </style:style>
    <style:style style:name="P29" style:family="paragraph" style:parent-style-name="Standard">
      <style:text-properties fo:font-variant="normal" fo:text-transform="none" style:font-name="Liberation Serif" fo:font-size="12pt" fo:letter-spacing="normal" fo:font-style="normal" fo:font-weight="normal" officeooo:rsid="0029d3fe" officeooo:paragraph-rsid="0029d3fe" style:font-size-asian="10.5pt" style:font-weight-asian="normal" style:font-size-complex="12pt" style:font-weight-complex="normal"/>
    </style:style>
    <style:style style:name="P30" style:family="paragraph" style:parent-style-name="Standard">
      <style:text-properties fo:font-variant="normal" fo:text-transform="none" style:font-name="Liberation Serif" fo:font-size="12pt" fo:letter-spacing="normal" fo:font-style="normal" fo:font-weight="normal" officeooo:rsid="0031fddd" officeooo:paragraph-rsid="0029ea90" style:font-size-asian="10.5pt" style:font-weight-asian="normal" style:font-size-complex="12pt" style:font-weight-complex="normal"/>
    </style:style>
    <style:style style:name="P31" style:family="paragraph" style:parent-style-name="Standard">
      <style:text-properties fo:font-variant="normal" fo:text-transform="none" style:font-name="Liberation Serif" fo:font-size="12pt" fo:letter-spacing="normal" fo:font-style="normal" fo:font-weight="normal" officeooo:rsid="0033cc31" officeooo:paragraph-rsid="0029ea90" style:font-size-asian="10.5pt" style:font-weight-asian="normal" style:font-size-complex="12pt" style:font-weight-complex="normal"/>
    </style:style>
    <style:style style:name="P32" style:family="paragraph" style:parent-style-name="Standard">
      <style:text-properties fo:font-variant="normal" fo:text-transform="none" style:font-name="Liberation Serif" fo:font-size="12pt" fo:letter-spacing="normal" fo:font-style="normal" fo:font-weight="normal" officeooo:rsid="00378e73" officeooo:paragraph-rsid="00351b85" style:font-size-asian="10.5pt" style:font-weight-asian="normal" style:font-size-complex="12pt" style:font-weight-complex="normal"/>
    </style:style>
    <style:style style:name="P33" style:family="paragraph" style:parent-style-name="Standard">
      <style:text-properties fo:font-variant="normal" fo:text-transform="none" style:font-name="Liberation Serif" fo:font-size="12pt" fo:letter-spacing="normal" fo:font-style="normal" fo:font-weight="normal" officeooo:rsid="0039c2e2" officeooo:paragraph-rsid="0039c2e2" style:font-size-asian="10.5pt" style:font-weight-asian="normal" style:font-size-complex="12pt" style:font-weight-complex="normal"/>
    </style:style>
    <style:style style:name="P34" style:family="paragraph" style:parent-style-name="Standard">
      <style:text-properties fo:font-variant="normal" fo:text-transform="none" style:font-name="Liberation Serif" fo:font-size="12pt" fo:letter-spacing="normal" fo:font-style="normal" fo:font-weight="normal" officeooo:rsid="003b8fc3" officeooo:paragraph-rsid="003b8fc3" style:font-size-asian="10.5pt" style:font-weight-asian="normal" style:font-size-complex="12pt" style:font-weight-complex="normal"/>
    </style:style>
    <style:style style:name="P35" style:family="paragraph" style:parent-style-name="Standard">
      <style:text-properties fo:font-variant="normal" fo:text-transform="none" style:font-name="Liberation Serif" fo:font-size="12pt" fo:letter-spacing="normal" fo:font-style="normal" fo:font-weight="normal" officeooo:rsid="003d3d4b" officeooo:paragraph-rsid="003d3d4b" style:font-size-asian="10.5pt" style:font-weight-asian="normal" style:font-size-complex="12pt" style:font-weight-complex="normal"/>
    </style:style>
    <style:style style:name="P36" style:family="paragraph" style:parent-style-name="Standard">
      <style:text-properties fo:font-variant="normal" fo:text-transform="none" style:font-name="Liberation Serif" fo:font-size="12pt" fo:letter-spacing="normal" fo:font-style="normal" fo:font-weight="normal" officeooo:rsid="003ec9c8" officeooo:paragraph-rsid="003ec9c8" style:font-size-asian="10.5pt" style:font-weight-asian="normal" style:font-size-complex="12pt" style:font-weight-complex="normal"/>
    </style:style>
    <style:style style:name="P37" style:family="paragraph" style:parent-style-name="Standard">
      <style:text-properties fo:font-variant="normal" fo:text-transform="none" style:font-name="Liberation Serif" fo:font-size="12pt" fo:letter-spacing="normal" fo:font-style="normal" fo:font-weight="normal" officeooo:rsid="0046087e" officeooo:paragraph-rsid="0046087e" style:font-size-asian="10.5pt" style:font-weight-asian="normal" style:font-size-complex="12pt" style:font-weight-complex="normal"/>
    </style:style>
    <style:style style:name="P38" style:family="paragraph" style:parent-style-name="Standard">
      <style:text-properties fo:font-variant="normal" fo:text-transform="none" style:font-name="Liberation Serif" fo:font-size="12pt" fo:letter-spacing="normal" fo:font-style="normal" fo:font-weight="normal" officeooo:rsid="0046814c" officeooo:paragraph-rsid="0046814c" style:font-size-asian="10.5pt" style:font-weight-asian="normal" style:font-size-complex="12pt" style:font-weight-complex="normal"/>
    </style:style>
    <style:style style:name="P39" style:family="paragraph" style:parent-style-name="Standard">
      <style:text-properties fo:font-variant="normal" fo:text-transform="none" style:font-name="Liberation Serif" fo:font-size="12pt" fo:letter-spacing="normal" fo:font-style="normal" fo:font-weight="normal" officeooo:rsid="00498134" officeooo:paragraph-rsid="00498134" style:font-size-asian="10.5pt" style:font-weight-asian="normal" style:font-size-complex="12pt" style:font-weight-complex="normal"/>
    </style:style>
    <style:style style:name="P40" style:family="paragraph" style:parent-style-name="Standard">
      <style:text-properties fo:font-variant="normal" fo:text-transform="none" style:font-name="Liberation Serif" fo:font-size="12pt" fo:letter-spacing="normal" fo:font-style="normal" fo:font-weight="normal" officeooo:rsid="004aa019" officeooo:paragraph-rsid="004aa019" style:font-size-asian="10.5pt" style:font-weight-asian="normal" style:font-size-complex="12pt" style:font-weight-complex="normal"/>
    </style:style>
    <style:style style:name="P41" style:family="paragraph" style:parent-style-name="Standard">
      <style:text-properties fo:font-variant="normal" fo:text-transform="none" style:font-name="Liberation Serif" fo:font-size="12pt" fo:letter-spacing="normal" fo:font-style="normal" fo:font-weight="normal" officeooo:rsid="004af626" officeooo:paragraph-rsid="004af626" style:font-size-asian="10.5pt" style:font-weight-asian="normal" style:font-size-complex="12pt" style:font-weight-complex="normal"/>
    </style:style>
    <style:style style:name="P42" style:family="paragraph" style:parent-style-name="Standard">
      <style:text-properties fo:font-variant="normal" fo:text-transform="none" style:font-name="Liberation Serif" fo:font-size="12pt" fo:letter-spacing="normal" fo:font-style="normal" fo:font-weight="normal" officeooo:rsid="004b92d3" officeooo:paragraph-rsid="004b92d3" style:font-size-asian="10.5pt" style:font-weight-asian="normal" style:font-size-complex="12pt" style:font-weight-complex="normal"/>
    </style:style>
    <style:style style:name="P43" style:family="paragraph" style:parent-style-name="Standard">
      <style:text-properties fo:font-variant="normal" fo:text-transform="none" style:font-name="Liberation Serif" fo:font-size="12pt" fo:letter-spacing="normal" fo:font-style="normal" fo:font-weight="normal" officeooo:rsid="004f01aa" officeooo:paragraph-rsid="004f01aa" style:font-size-asian="10.5pt" style:font-weight-asian="normal" style:font-size-complex="12pt" style:font-weight-complex="normal"/>
    </style:style>
    <style:style style:name="P44" style:family="paragraph" style:parent-style-name="Standard">
      <style:text-properties fo:font-variant="normal" fo:text-transform="none" style:font-name="Liberation Serif" fo:font-size="13pt" fo:letter-spacing="normal" fo:font-style="normal" fo:font-weight="bold" officeooo:rsid="0027fb6f" officeooo:paragraph-rsid="0027fb6f" style:font-size-asian="11.3500003814697pt" style:font-weight-asian="bold" style:font-size-complex="13pt" style:font-weight-complex="bold"/>
    </style:style>
    <style:style style:name="P45" style:family="paragraph" style:parent-style-name="Standard">
      <style:text-properties fo:font-variant="normal" fo:text-transform="none" style:font-name="Liberation Serif" fo:font-size="13pt" fo:letter-spacing="normal" fo:font-style="normal" fo:font-weight="bold" officeooo:rsid="0029ea90" officeooo:paragraph-rsid="0029ea90" style:font-size-asian="11.3500003814697pt" style:font-weight-asian="bold" style:font-size-complex="13pt" style:font-weight-complex="bold"/>
    </style:style>
    <style:style style:name="P46" style:family="paragraph" style:parent-style-name="Standard">
      <style:text-properties fo:font-variant="normal" fo:text-transform="none" style:font-name="Liberation Serif" fo:font-size="13pt" fo:letter-spacing="normal" fo:font-style="normal" fo:font-weight="bold" officeooo:rsid="00426759" officeooo:paragraph-rsid="00426759" style:font-size-asian="11.3500003814697pt" style:font-weight-asian="bold" style:font-size-complex="13pt" style:font-weight-complex="bold"/>
    </style:style>
    <style:style style:name="P47" style:family="paragraph" style:parent-style-name="Standard">
      <style:text-properties fo:font-variant="normal" fo:text-transform="none" style:font-name="Liberation Serif" fo:font-size="13pt" fo:letter-spacing="normal" fo:font-style="normal" fo:font-weight="bold" officeooo:rsid="0040102a" officeooo:paragraph-rsid="0040102a" style:font-size-asian="11.3500003814697pt" style:font-weight-asian="bold" style:font-size-complex="13pt" style:font-weight-complex="bold"/>
    </style:style>
    <style:style style:name="P48" style:family="paragraph" style:parent-style-name="Standard">
      <style:text-properties fo:font-variant="normal" fo:text-transform="none" style:font-name="Liberation Serif" fo:font-size="13pt" fo:letter-spacing="normal" fo:font-style="normal" fo:font-weight="bold" officeooo:rsid="0050988c" officeooo:paragraph-rsid="0050988c" style:font-size-asian="11.3500003814697pt" style:font-weight-asian="bold" style:font-size-complex="13pt" style:font-weight-complex="bold"/>
    </style:style>
    <style:style style:name="P49" style:family="paragraph" style:parent-style-name="Standard">
      <style:text-properties fo:font-variant="normal" fo:text-transform="none" style:font-name="Liberation Serif" fo:font-size="13pt" fo:letter-spacing="normal" fo:font-style="normal" fo:font-weight="bold" officeooo:rsid="00517a66" officeooo:paragraph-rsid="00517a66" style:font-size-asian="11.3500003814697pt" style:font-weight-asian="bold" style:font-size-complex="13pt" style:font-weight-complex="bold"/>
    </style:style>
    <style:style style:name="P50" style:family="paragraph" style:parent-style-name="Standard">
      <style:text-properties fo:font-variant="normal" fo:text-transform="none" style:font-name="Liberation Serif" fo:font-size="13pt" fo:letter-spacing="normal" fo:font-style="normal" fo:font-weight="bold" officeooo:rsid="0051ffa6" officeooo:paragraph-rsid="0051ffa6" style:font-size-asian="11.3500003814697pt" style:font-weight-asian="bold" style:font-size-complex="13pt" style:font-weight-complex="bold"/>
    </style:style>
    <style:style style:name="P51" style:family="paragraph" style:parent-style-name="Standard">
      <style:text-properties fo:font-variant="normal" fo:text-transform="none" style:font-name="Liberation Serif" fo:font-size="13pt" fo:letter-spacing="normal" fo:font-style="normal" fo:font-weight="bold" officeooo:rsid="00525556" officeooo:paragraph-rsid="00525556" style:font-size-asian="11.3500003814697pt" style:font-weight-asian="bold" style:font-size-complex="13pt" style:font-weight-complex="bold"/>
    </style:style>
    <style:style style:name="P52" style:family="paragraph" style:parent-style-name="Standard">
      <style:text-properties fo:font-variant="normal" fo:text-transform="none" style:font-name="Liberation Serif" fo:font-size="13pt" fo:letter-spacing="normal" fo:font-style="normal" fo:font-weight="bold" officeooo:rsid="0052d880" officeooo:paragraph-rsid="0052d880" style:font-size-asian="11.3500003814697pt" style:font-weight-asian="bold" style:font-size-complex="13pt" style:font-weight-complex="bold"/>
    </style:style>
    <style:style style:name="P53" style:family="paragraph" style:parent-style-name="Standard">
      <style:text-properties fo:font-variant="normal" fo:text-transform="none" style:font-name="Liberation Serif" fo:font-size="13pt" fo:letter-spacing="normal" fo:font-style="normal" fo:font-weight="bold" officeooo:rsid="0052e206" officeooo:paragraph-rsid="0052e206" style:font-size-asian="11.3500003814697pt" style:font-weight-asian="bold" style:font-size-complex="13pt" style:font-weight-complex="bold"/>
    </style:style>
    <style:style style:name="P54" style:family="paragraph" style:parent-style-name="Standard">
      <style:text-properties fo:font-variant="normal" fo:text-transform="none" style:font-name="Liberation Serif" fo:font-size="13pt" fo:letter-spacing="normal" fo:font-style="normal" fo:font-weight="bold" officeooo:rsid="00541b5f" officeooo:paragraph-rsid="00541b5f" style:font-size-asian="11.3500003814697pt" style:font-weight-asian="bold" style:font-size-complex="13pt" style:font-weight-complex="bold"/>
    </style:style>
    <style:style style:name="P55" style:family="paragraph" style:parent-style-name="Standard">
      <style:text-properties fo:font-variant="normal" fo:text-transform="none" style:font-name="Liberation Serif" fo:font-size="13pt" fo:letter-spacing="normal" fo:font-style="normal" fo:font-weight="bold" officeooo:rsid="0054527f" officeooo:paragraph-rsid="0054527f" style:font-size-asian="11.3500003814697pt" style:font-weight-asian="bold" style:font-size-complex="13pt" style:font-weight-complex="bold"/>
    </style:style>
    <style:style style:name="P56" style:family="paragraph" style:parent-style-name="Standard">
      <style:text-properties fo:font-variant="normal" fo:text-transform="none" style:font-name="Liberation Serif" fo:font-size="13pt" fo:letter-spacing="normal" fo:font-style="normal" fo:font-weight="bold" officeooo:rsid="00561c72" officeooo:paragraph-rsid="00561c72" style:font-size-asian="11.3500003814697pt" style:font-weight-asian="bold" style:font-size-complex="13pt" style:font-weight-complex="bold"/>
    </style:style>
    <style:style style:name="P57" style:family="paragraph" style:parent-style-name="Standard">
      <style:text-properties fo:font-variant="normal" fo:text-transform="none" style:font-name="Liberation Serif" fo:font-size="13pt" fo:letter-spacing="normal" fo:font-style="normal" fo:font-weight="normal" officeooo:rsid="003f7a7a" officeooo:paragraph-rsid="003f7a7a" style:font-size-asian="11.3500003814697pt" style:font-weight-asian="normal" style:font-size-complex="13pt" style:font-weight-complex="normal"/>
    </style:style>
    <style:style style:name="P58" style:family="paragraph" style:parent-style-name="Standard">
      <style:text-properties fo:font-variant="normal" fo:text-transform="none" style:font-name="Liberation Serif" fo:font-size="13pt" fo:letter-spacing="normal" fo:font-style="normal" fo:font-weight="normal" officeooo:rsid="0043a050" officeooo:paragraph-rsid="00426759" style:font-size-asian="11.3500003814697pt" style:font-weight-asian="normal" style:font-size-complex="13pt" style:font-weight-complex="normal"/>
    </style:style>
    <style:style style:name="P59" style:family="paragraph" style:parent-style-name="Standard">
      <style:text-properties fo:font-variant="normal" fo:text-transform="none" style:font-name="Liberation Serif" fo:font-size="13pt" fo:letter-spacing="normal" fo:font-style="normal" fo:font-weight="normal" officeooo:rsid="0040102a" officeooo:paragraph-rsid="0040102a" style:font-size-asian="11.3500003814697pt" style:font-weight-asian="normal" style:font-size-complex="13pt" style:font-weight-complex="normal"/>
    </style:style>
    <style:style style:name="P60" style:family="paragraph" style:parent-style-name="Standard">
      <style:text-properties fo:font-variant="normal" fo:text-transform="none" style:font-name="Liberation Serif" fo:font-size="14pt" fo:letter-spacing="normal" fo:font-style="normal" fo:font-weight="bold" officeooo:rsid="0057b2da" officeooo:paragraph-rsid="0057b2da" style:font-size-asian="12.25pt" style:font-weight-asian="bold" style:font-size-complex="14pt" style:font-weight-complex="bold"/>
    </style:style>
    <style:style style:name="P61" style:family="paragraph" style:parent-style-name="Standard">
      <style:text-properties fo:font-variant="normal" fo:text-transform="none" style:font-name="Liberation Serif" fo:font-size="14pt" fo:letter-spacing="normal" fo:font-style="normal" fo:font-weight="bold" officeooo:rsid="0059c41b" officeooo:paragraph-rsid="0059c41b" style:font-size-asian="12.25pt" style:font-weight-asian="bold" style:font-size-complex="14pt" style:font-weight-complex="bold"/>
    </style:style>
    <style:style style:name="P62" style:family="paragraph" style:parent-style-name="Standard">
      <style:text-properties fo:font-variant="normal" fo:text-transform="none" style:font-name="Liberation Serif" fo:font-size="14pt" fo:letter-spacing="normal" fo:font-style="normal" fo:font-weight="bold" officeooo:rsid="005b0860" officeooo:paragraph-rsid="005b0860" style:font-size-asian="12.25pt" style:font-weight-asian="bold" style:font-size-complex="14pt" style:font-weight-complex="bold"/>
    </style:style>
    <style:style style:name="P63" style:family="paragraph" style:parent-style-name="Standard">
      <style:text-properties fo:font-variant="normal" fo:text-transform="none" style:font-name="Liberation Serif" fo:font-size="14pt" fo:letter-spacing="normal" fo:font-style="normal" fo:font-weight="bold" officeooo:rsid="005bfbc3" officeooo:paragraph-rsid="005bfbc3" style:font-size-asian="12.25pt" style:font-weight-asian="bold" style:font-size-complex="14pt" style:font-weight-complex="bold"/>
    </style:style>
    <style:style style:name="P64" style:family="paragraph" style:parent-style-name="Standard">
      <style:text-properties fo:font-variant="normal" fo:text-transform="none" style:font-name="Liberation Serif" fo:font-size="14pt" fo:letter-spacing="normal" fo:font-style="normal" fo:font-weight="bold" officeooo:rsid="005ee133" officeooo:paragraph-rsid="005ee133" style:font-size-asian="12.25pt" style:font-weight-asian="bold" style:font-size-complex="14pt" style:font-weight-complex="bold"/>
    </style:style>
    <style:style style:name="P65" style:family="paragraph" style:parent-style-name="Standard">
      <style:text-properties fo:font-variant="normal" fo:text-transform="none" style:font-name="Liberation Serif" fo:font-size="14pt" fo:letter-spacing="normal" fo:font-style="normal" fo:font-weight="normal" officeooo:rsid="0057b2da" officeooo:paragraph-rsid="0057b2da" style:font-size-asian="12.25pt" style:font-weight-asian="normal" style:font-size-complex="14pt" style:font-weight-complex="normal"/>
    </style:style>
    <style:style style:name="P66" style:family="paragraph" style:parent-style-name="Standard">
      <style:text-properties fo:font-variant="normal" fo:text-transform="none" style:font-name="Liberation Serif" fo:font-size="14pt" fo:letter-spacing="normal" fo:font-style="normal" fo:font-weight="normal" officeooo:rsid="005917c3" officeooo:paragraph-rsid="0057b2da" style:font-size-asian="12.25pt" style:font-weight-asian="normal" style:font-size-complex="14pt" style:font-weight-complex="normal"/>
    </style:style>
    <style:style style:name="P67" style:family="paragraph" style:parent-style-name="Standard">
      <style:text-properties fo:font-variant="normal" fo:text-transform="none" style:font-name="Liberation Serif" fo:font-size="14pt" fo:letter-spacing="normal" fo:font-style="normal" fo:font-weight="normal" officeooo:rsid="0059c41b" officeooo:paragraph-rsid="0059c41b" style:font-size-asian="12.25pt" style:font-weight-asian="normal" style:font-size-complex="14pt" style:font-weight-complex="normal"/>
    </style:style>
    <style:style style:name="P68" style:family="paragraph" style:parent-style-name="Standard">
      <style:text-properties fo:font-variant="normal" fo:text-transform="none" style:font-name="Liberation Serif" fo:font-size="14pt" fo:letter-spacing="normal" fo:font-style="normal" fo:font-weight="normal" officeooo:rsid="005b0860" officeooo:paragraph-rsid="005b0860" style:font-size-asian="12.25pt" style:font-weight-asian="normal" style:font-size-complex="14pt" style:font-weight-complex="normal"/>
    </style:style>
    <style:style style:name="P69" style:family="paragraph" style:parent-style-name="Standard">
      <style:text-properties fo:font-variant="normal" fo:text-transform="none" fo:color="#202124" style:font-name="Liberation Serif" fo:font-size="12pt" fo:letter-spacing="normal" fo:font-style="normal" fo:font-weight="normal" officeooo:rsid="001eba0d" officeooo:paragraph-rsid="001eba0d"/>
    </style:style>
    <style:style style:name="P70" style:family="paragraph" style:parent-style-name="Standard">
      <style:text-properties fo:font-variant="normal" fo:text-transform="none" fo:color="#202124" style:font-name="Liberation Serif" fo:font-size="12pt" fo:letter-spacing="normal" fo:font-style="normal" fo:font-weight="normal" officeooo:rsid="001eba0d" officeooo:paragraph-rsid="001ff126"/>
    </style:style>
    <style:style style:name="P71" style:family="paragraph" style:parent-style-name="Standard">
      <style:text-properties style:font-name="Liberation Serif" officeooo:paragraph-rsid="001ff126"/>
    </style:style>
    <style:style style:name="P72" style:family="paragraph" style:parent-style-name="Standard">
      <style:text-properties officeooo:rsid="0027fb6f" officeooo:paragraph-rsid="0027fb6f"/>
    </style:style>
    <style:style style:name="P73" style:family="paragraph" style:parent-style-name="Standard">
      <style:text-properties fo:font-variant="normal" fo:text-transform="none" style:font-name="Liberation Serif" fo:font-size="14pt" fo:letter-spacing="normal" fo:font-style="normal" fo:font-weight="normal" officeooo:rsid="005ec1a1" officeooo:paragraph-rsid="005bfbc3" style:font-size-asian="12.25pt" style:font-weight-asian="normal" style:font-size-complex="14pt" style:font-weight-complex="normal"/>
    </style:style>
    <style:style style:name="P74" style:family="paragraph" style:parent-style-name="Standard">
      <style:text-properties fo:font-variant="normal" fo:text-transform="none" style:font-name="Liberation Serif" fo:font-size="14pt" fo:letter-spacing="normal" fo:font-style="normal" fo:font-weight="normal" officeooo:rsid="005fbe14" officeooo:paragraph-rsid="005ee133" style:font-size-asian="12.25pt" style:font-weight-asian="normal" style:font-size-complex="14pt" style:font-weight-complex="normal"/>
    </style:style>
    <style:style style:name="T1" style:family="text">
      <style:text-properties officeooo:rsid="00058357"/>
    </style:style>
    <style:style style:name="T2" style:family="text">
      <style:text-properties officeooo:rsid="00069e2f"/>
    </style:style>
    <style:style style:name="T3" style:family="text">
      <style:text-properties officeooo:rsid="00081cea"/>
    </style:style>
    <style:style style:name="T4" style:family="text">
      <style:text-properties officeooo:rsid="0009d86f"/>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b5a9e" style:font-size-asian="10.5pt" style:font-weight-asian="normal" style:font-size-complex="12pt" style:font-weight-complex="normal"/>
    </style:style>
    <style:style style:name="T7" style:family="text">
      <style:text-properties fo:font-size="12pt" fo:font-weight="normal" officeooo:rsid="000d10a7" style:font-size-asian="10.5pt" style:font-weight-asian="normal" style:font-size-complex="12pt" style:font-weight-complex="normal"/>
    </style:style>
    <style:style style:name="T8" style:family="text">
      <style:text-properties fo:font-size="12pt" fo:font-weight="normal" officeooo:rsid="000def06" style:font-size-asian="10.5pt" style:font-weight-asian="normal" style:font-size-complex="12pt" style:font-weight-complex="normal"/>
    </style:style>
    <style:style style:name="T9" style:family="text">
      <style:text-properties fo:font-size="12pt" fo:font-weight="normal" officeooo:rsid="000f3169" style:font-size-asian="10.5pt" style:font-weight-asian="normal" style:font-size-complex="12pt" style:font-weight-complex="normal"/>
    </style:style>
    <style:style style:name="T10" style:family="text">
      <style:text-properties fo:font-size="12pt" fo:font-weight="normal" officeooo:rsid="000fa8d3" style:font-size-asian="10.5pt" style:font-weight-asian="normal" style:font-size-complex="12pt" style:font-weight-complex="normal"/>
    </style:style>
    <style:style style:name="T11" style:family="text">
      <style:text-properties fo:font-size="12pt" fo:font-weight="normal" officeooo:rsid="00112312" style:font-size-asian="10.5pt" style:font-weight-asian="normal" style:font-size-complex="12pt" style:font-weight-complex="normal"/>
    </style:style>
    <style:style style:name="T12" style:family="text">
      <style:text-properties officeooo:rsid="0011e651"/>
    </style:style>
    <style:style style:name="T13" style:family="text">
      <style:text-properties fo:font-weight="bold" officeooo:rsid="0011e651" style:font-weight-asian="bold" style:font-weight-complex="bold"/>
    </style:style>
    <style:style style:name="T14" style:family="text">
      <style:text-properties fo:font-weight="bold" officeooo:rsid="002bea4e" style:font-weight-asian="bold" style:font-weight-complex="bold"/>
    </style:style>
    <style:style style:name="T15" style:family="text">
      <style:text-properties fo:font-weight="bold" officeooo:rsid="002c4a71" style:font-weight-asian="bold" style:font-weight-complex="bold"/>
    </style:style>
    <style:style style:name="T16" style:family="text">
      <style:text-properties fo:font-weight="bold" officeooo:rsid="002dda49" style:font-weight-asian="bold" style:font-weight-complex="bold"/>
    </style:style>
    <style:style style:name="T17" style:family="text">
      <style:text-properties officeooo:rsid="0013de02"/>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bold" officeooo:rsid="0011e651" style:font-size-asian="13pt" style:font-weight-asian="bold" style:font-size-complex="13pt" style:font-weight-complex="bold"/>
    </style:style>
    <style:style style:name="T20" style:family="text">
      <style:text-properties fo:font-size="13pt" fo:font-weight="bold" officeooo:rsid="001cce94" style:font-size-asian="13pt" style:font-weight-asian="bold" style:font-size-complex="13pt" style:font-weight-complex="bold"/>
    </style:style>
    <style:style style:name="T21" style:family="text">
      <style:text-properties fo:font-size="13pt" fo:font-weight="normal" officeooo:rsid="0011e651" style:font-size-asian="13pt" style:font-weight-asian="normal" style:font-size-complex="13pt" style:font-weight-complex="normal"/>
    </style:style>
    <style:style style:name="T22" style:family="text">
      <style:text-properties officeooo:rsid="001427e3"/>
    </style:style>
    <style:style style:name="T23" style:family="text">
      <style:text-properties fo:font-variant="normal" fo:text-transform="none" fo:color="#202124" style:font-name="Liberation Serif" fo:font-size="12pt" fo:letter-spacing="normal" fo:font-style="normal" fo:font-weight="normal"/>
    </style:style>
    <style:style style:name="T24" style:family="text">
      <style:text-properties fo:font-variant="normal" fo:text-transform="none" fo:color="#202124" style:font-name="Liberation Serif" fo:font-size="12pt" fo:letter-spacing="normal" fo:font-style="normal" fo:font-weight="normal" officeooo:rsid="001eba0d"/>
    </style:style>
    <style:style style:name="T25" style:family="text">
      <style:text-properties fo:font-variant="normal" fo:text-transform="none" fo:color="#202124" fo:font-size="12pt" fo:letter-spacing="normal" fo:font-style="normal" fo:font-weight="normal" officeooo:rsid="001eba0d"/>
    </style:style>
    <style:style style:name="T26" style:family="text">
      <style:text-properties fo:font-variant="normal" fo:text-transform="none" fo:color="#202124" fo:font-size="12pt" fo:letter-spacing="normal" fo:font-style="normal" fo:font-weight="normal" officeooo:rsid="00207ffb"/>
    </style:style>
    <style:style style:name="T27" style:family="text">
      <style:text-properties fo:font-variant="normal" fo:text-transform="none" fo:color="#202124" fo:font-size="12pt" fo:letter-spacing="normal" fo:font-style="normal" fo:font-weight="normal" officeooo:rsid="001ff126"/>
    </style:style>
    <style:style style:name="T28" style:family="text">
      <style:text-properties fo:font-variant="normal" fo:text-transform="none" style:font-name="Liberation Serif" fo:font-size="12pt" fo:letter-spacing="normal" fo:font-style="normal" fo:font-weight="normal" style:font-size-asian="10.5pt" style:font-weight-asian="normal" style:font-size-complex="12pt" style:font-weight-complex="normal"/>
    </style:style>
    <style:style style:name="T29" style:family="text">
      <style:text-properties fo:font-variant="normal" fo:text-transform="none" style:font-name="Liberation Serif" fo:font-size="12pt" fo:letter-spacing="normal" fo:font-style="normal" fo:font-weight="normal" officeooo:rsid="0028c7fb" style:font-size-asian="10.5pt" style:font-weight-asian="normal" style:font-size-complex="12pt" style:font-weight-complex="normal"/>
    </style:style>
    <style:style style:name="T30" style:family="text">
      <style:text-properties fo:font-variant="normal" fo:text-transform="none" style:font-name="Liberation Serif" fo:font-size="12pt" fo:letter-spacing="normal" fo:font-style="normal" fo:font-weight="normal" officeooo:rsid="0029d3fe" style:font-size-asian="10.5pt" style:font-weight-asian="normal" style:font-size-complex="12pt" style:font-weight-complex="normal"/>
    </style:style>
    <style:style style:name="T31" style:family="text">
      <style:text-properties fo:font-variant="normal" fo:text-transform="none" style:font-name="Liberation Serif" fo:font-size="12pt" fo:letter-spacing="normal" fo:font-style="normal" fo:font-weight="normal" officeooo:rsid="002f7987" style:font-size-asian="10.5pt" style:font-weight-asian="normal" style:font-size-complex="12pt" style:font-weight-complex="normal"/>
    </style:style>
    <style:style style:name="T32" style:family="text">
      <style:text-properties fo:font-variant="normal" fo:text-transform="none" style:font-name="Liberation Serif" fo:font-size="12pt" fo:letter-spacing="normal" fo:font-style="normal" fo:font-weight="normal" officeooo:rsid="002f7f53" style:font-size-asian="10.5pt" style:font-weight-asian="normal" style:font-size-complex="12pt" style:font-weight-complex="normal"/>
    </style:style>
    <style:style style:name="T33" style:family="text">
      <style:text-properties fo:font-variant="normal" fo:text-transform="none" style:font-name="Liberation Serif" fo:font-size="12pt" fo:letter-spacing="normal" fo:font-style="normal" fo:font-weight="normal" officeooo:rsid="00304540" style:font-size-asian="10.5pt" style:font-weight-asian="normal" style:font-size-complex="12pt" style:font-weight-complex="normal"/>
    </style:style>
    <style:style style:name="T34" style:family="text">
      <style:text-properties fo:font-variant="normal" fo:text-transform="none" style:font-name="Liberation Serif" fo:font-size="12pt" fo:letter-spacing="normal" fo:font-style="normal" fo:font-weight="normal" officeooo:rsid="0031fddd" style:font-size-asian="10.5pt" style:font-weight-asian="normal" style:font-size-complex="12pt" style:font-weight-complex="normal"/>
    </style:style>
    <style:style style:name="T35" style:family="text">
      <style:text-properties fo:font-variant="normal" fo:text-transform="none" style:font-name="Liberation Serif" fo:font-size="12pt" fo:letter-spacing="normal" fo:font-style="normal" fo:font-weight="normal" officeooo:rsid="0033cc31" style:font-size-asian="10.5pt" style:font-weight-asian="normal" style:font-size-complex="12pt" style:font-weight-complex="normal"/>
    </style:style>
    <style:style style:name="T36" style:family="text">
      <style:text-properties fo:font-variant="normal" fo:text-transform="none" style:font-name="Liberation Serif" fo:font-size="12pt" fo:letter-spacing="normal" fo:font-style="normal" fo:font-weight="normal" officeooo:rsid="00357f7c" style:font-size-asian="10.5pt" style:font-weight-asian="normal" style:font-size-complex="12pt" style:font-weight-complex="normal"/>
    </style:style>
    <style:style style:name="T37" style:family="text">
      <style:text-properties fo:font-variant="normal" fo:text-transform="none" style:font-name="Liberation Serif" fo:font-size="12pt" fo:letter-spacing="normal" fo:font-style="normal" fo:font-weight="normal" officeooo:rsid="00362266" style:font-size-asian="10.5pt" style:font-weight-asian="normal" style:font-size-complex="12pt" style:font-weight-complex="normal"/>
    </style:style>
    <style:style style:name="T38" style:family="text">
      <style:text-properties fo:font-variant="normal" fo:text-transform="none" style:font-name="Liberation Serif" fo:font-size="12pt" fo:letter-spacing="normal" fo:font-style="normal" fo:font-weight="normal" officeooo:rsid="00378e73" style:font-size-asian="10.5pt" style:font-weight-asian="normal" style:font-size-complex="12pt" style:font-weight-complex="normal"/>
    </style:style>
    <style:style style:name="T39" style:family="text">
      <style:text-properties fo:font-variant="normal" fo:text-transform="none" style:font-name="Liberation Serif" fo:font-size="12pt" fo:letter-spacing="normal" fo:font-style="normal" officeooo:rsid="00357f7c" style:font-size-asian="10.5pt" style:font-size-complex="12pt"/>
    </style:style>
    <style:style style:name="T40" style:family="text">
      <style:text-properties fo:font-variant="normal" fo:text-transform="none" style:font-name="Liberation Serif" fo:letter-spacing="normal" fo:font-style="normal"/>
    </style:style>
    <style:style style:name="T41" style:family="text">
      <style:text-properties fo:font-variant="normal" fo:text-transform="none" style:font-name="Liberation Serif" fo:letter-spacing="normal" fo:font-style="normal" officeooo:rsid="0028c7fb"/>
    </style:style>
    <style:style style:name="T42" style:family="text">
      <style:text-properties fo:font-variant="normal" fo:text-transform="none" style:font-name="Liberation Serif" fo:letter-spacing="normal" fo:font-style="normal" fo:font-weight="normal" style:font-weight-asian="normal" style:font-weight-complex="normal"/>
    </style:style>
    <style:style style:name="T43" style:family="text">
      <style:text-properties fo:font-variant="normal" fo:text-transform="none" style:font-name="Liberation Serif" fo:letter-spacing="normal" fo:font-style="normal" fo:font-weight="normal" officeooo:rsid="00411f09" style:font-weight-asian="normal" style:font-weight-complex="normal"/>
    </style:style>
    <style:style style:name="T44" style:family="text">
      <style:text-properties fo:font-variant="normal" fo:text-transform="none" style:font-name="Liberation Serif" fo:letter-spacing="normal" fo:font-style="normal" fo:font-weight="normal" officeooo:rsid="0043a050" style:font-weight-asian="normal" style:font-weight-complex="normal"/>
    </style:style>
    <style:style style:name="T45" style:family="text">
      <style:text-properties fo:font-variant="normal" fo:text-transform="none" style:font-name="Liberation Serif" fo:letter-spacing="normal" fo:font-style="normal" officeooo:rsid="00378e73"/>
    </style:style>
    <style:style style:name="T46" style:family="text">
      <style:text-properties fo:font-variant="normal" fo:text-transform="none" style:font-name="Liberation Serif" fo:letter-spacing="normal" fo:font-style="normal" officeooo:rsid="0043a050"/>
    </style:style>
    <style:style style:name="T47" style:family="text">
      <style:text-properties officeooo:rsid="0015970b"/>
    </style:style>
    <style:style style:name="T48" style:family="text">
      <style:text-properties officeooo:rsid="001909c1"/>
    </style:style>
    <style:style style:name="T49" style:family="text">
      <style:text-properties officeooo:rsid="0019f04c"/>
    </style:style>
    <style:style style:name="T50" style:family="text">
      <style:text-properties officeooo:rsid="001b8d8c"/>
    </style:style>
    <style:style style:name="T51" style:family="text">
      <style:text-properties officeooo:rsid="001cce94"/>
    </style:style>
    <style:style style:name="T52" style:family="text">
      <style:text-properties officeooo:rsid="001ce340"/>
    </style:style>
    <style:style style:name="T53" style:family="text">
      <style:text-properties officeooo:rsid="001d62a9"/>
    </style:style>
    <style:style style:name="T54" style:family="text">
      <style:text-properties officeooo:rsid="0022b888"/>
    </style:style>
    <style:style style:name="T55" style:family="text">
      <style:text-properties officeooo:rsid="0022de3d"/>
    </style:style>
    <style:style style:name="T56" style:family="text">
      <style:text-properties style:font-name="Liberation Serif" fo:font-size="12pt" officeooo:rsid="0022b888" style:font-size-asian="12pt" style:font-size-complex="12pt"/>
    </style:style>
    <style:style style:name="T57" style:family="text">
      <style:text-properties officeooo:rsid="00247681"/>
    </style:style>
    <style:style style:name="T58" style:family="text">
      <style:text-properties officeooo:rsid="0025fccc"/>
    </style:style>
    <style:style style:name="T59" style:family="text">
      <style:text-properties officeooo:rsid="002bea4e"/>
    </style:style>
    <style:style style:name="T60" style:family="text">
      <style:text-properties officeooo:rsid="002c4a71"/>
    </style:style>
    <style:style style:name="T61" style:family="text">
      <style:text-properties fo:font-weight="normal" style:font-weight-asian="normal" style:font-weight-complex="normal"/>
    </style:style>
    <style:style style:name="T62" style:family="text">
      <style:text-properties fo:font-weight="normal" officeooo:rsid="002c4a71" style:font-weight-asian="normal" style:font-weight-complex="normal"/>
    </style:style>
    <style:style style:name="T63" style:family="text">
      <style:text-properties fo:font-weight="normal" officeooo:rsid="002d8430" style:font-weight-asian="normal" style:font-weight-complex="normal"/>
    </style:style>
    <style:style style:name="T64" style:family="text">
      <style:text-properties fo:font-weight="normal" officeooo:rsid="002dda49" style:font-weight-asian="normal" style:font-weight-complex="normal"/>
    </style:style>
    <style:style style:name="T65" style:family="text">
      <style:text-properties fo:font-weight="normal" officeooo:rsid="002e46dd" style:font-weight-asian="normal" style:font-weight-complex="normal"/>
    </style:style>
    <style:style style:name="T66" style:family="text">
      <style:text-properties fo:font-weight="normal" officeooo:rsid="005917c3" style:font-weight-asian="normal" style:font-weight-complex="normal"/>
    </style:style>
    <style:style style:name="T67" style:family="text">
      <style:text-properties fo:font-weight="normal" officeooo:rsid="005cca19" style:font-weight-asian="normal" style:font-weight-complex="normal"/>
    </style:style>
    <style:style style:name="T68" style:family="text">
      <style:text-properties fo:font-weight="normal" officeooo:rsid="005dfece" style:font-weight-asian="normal" style:font-weight-complex="normal"/>
    </style:style>
    <style:style style:name="T69" style:family="text">
      <style:text-properties fo:font-weight="normal" officeooo:rsid="005ec1a1" style:font-weight-asian="normal" style:font-weight-complex="normal"/>
    </style:style>
    <style:style style:name="T70" style:family="text">
      <style:text-properties fo:font-weight="normal" officeooo:rsid="005fbe14" style:font-weight-asian="normal" style:font-weight-complex="normal"/>
    </style:style>
    <style:style style:name="T71" style:family="text">
      <style:text-properties officeooo:rsid="003f18aa"/>
    </style:style>
    <style:style style:name="T72" style:family="text">
      <style:text-properties officeooo:rsid="004b7476"/>
    </style:style>
    <style:style style:name="T73" style:family="text">
      <style:text-properties officeooo:rsid="004b92d3"/>
    </style:style>
    <style:style style:name="T74" style:family="text">
      <style:text-properties officeooo:rsid="005fbe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How react file is rendered in browser</text:p>
      <text:p text:style-name="P1"><text:tab/><text:span text:style-name="T48">For class components, it just create the instance and <text:s/>kept the reference in memory.</text:span></text:p>
      <text:p text:style-name="P1"><text:tab/><text:span text:style-name="T48">For functional components, it just invokes(call) them.</text:span></text:p>
      <text:p text:style-name="P1"><text:tab/><text:span text:style-name="T48">Once all the components are called, the virtual tree is completed with all REACT elements and reconciliation process takes place and updates the UI.</text:span></text:p>
      <text:p text:style-name="P1"/>
      <text:p text:style-name="P1">2) Difference between browser with react and without react</text:p>
      <text:p text:style-name="P1"/>
      <text:p text:style-name="P7">3) Difference between single page application and other applications</text:p>
      <text:p text:style-name="P1"><text:span text:style-name="T18"><text:tab/></text:span><text:span text:style-name="T19">SPA =&gt;</text:span><text:span text:style-name="T21"> Single HTML file is loaded and when user interacts with UI, only the necessary parts of the page gets reloaded. It improves the performance.</text:span></text:p>
      <text:p text:style-name="P1"><text:tab/><text:tab/><text:span text:style-name="T12">After the first request to server, all the local data are stored in cache memory and if there any changes, it is easy to track.</text:span></text:p>
      <text:p text:style-name="P1"><text:tab/><text:tab/><text:span text:style-name="T17">eg. Gmail</text:span></text:p>
      <text:p text:style-name="P1"/>
      <text:p text:style-name="P1"><text:tab/><text:span text:style-name="T13">MPA</text:span><text:span text:style-name="T12"> =&gt;First one HTML file is loaded and when user interacts with UI, the entire page gets refreshed and new page is reloaded every time</text:span></text:p>
      <text:p text:style-name="P2"><text:tab/><text:tab/><text:span text:style-name="T17">eg. Google page, in google apps when we click the gmail icon, it completely return the new page.</text:span></text:p>
      <text:p text:style-name="P9"/>
      <text:p text:style-name="P2">4) How many files will serve to browser in react</text:p>
      <text:p text:style-name="P1"/>
      <text:p text:style-name="P7">5) Exact usage <text:span text:style-name="T1">and working </text:span>of virtual DOM</text:p>
      <text:p text:style-name="P1"><text:tab/><text:span text:style-name="T2">Virtual DOM keep the copy of actual DOM and if there any changes, it is first updated in virtual DOM and compared it to actual DOM and update the actual DOM. This process is called reconciliation.</text:span></text:p>
      <text:p text:style-name="P1"><text:tab/><text:span text:style-name="T49">Instead of manipulating the browser’s DOM directly, React creates a virtual DOM in memory, </text:span><text:span text:style-name="T50">where it does all the necessary manipulation before making the chnages in browser’s DOM and the updates the browser’s DOM.</text:span></text:p>
      <text:p text:style-name="P1"/>
      <text:p text:style-name="P7">6) Why react is better than <text:span text:style-name="T1">other frameworks like </text:span>angular</text:p>
      <text:p text:style-name="P1"><text:tab/><text:span text:style-name="T3">Flexibility </text:span><text:span text:style-name="T4">due to modular structure (module structure =&gt; allows to break the code into separate files.</text:span></text:p>
      <text:p text:style-name="P1"><text:tab/><text:span text:style-name="T4">Reusable components..</text:span></text:p>
      <text:p text:style-name="P1"><text:tab/><text:span text:style-name="T4">Fast rendering.</text:span></text:p>
      <text:p text:style-name="P1"><text:tab/><text:span text:style-name="T3">It break downs the UI into several components and allows to work on individual components.</text:span></text:p>
      <text:p text:style-name="P1"><text:tab/><text:span text:style-name="T3">It can allow the changes to be updated without reloading the entire page.</text:span></text:p>
      <text:p text:style-name="P1"><text:tab/><text:span text:style-name="T3">It allows to utilize individual parts of UI.</text:span></text:p>
      <text:p text:style-name="P1"/>
      <text:p text:style-name="P7">7) Advantages of react</text:p>
      <text:p text:style-name="P7"><text:tab/><text:span text:style-name="T6">Virtual DOM</text:span></text:p>
      <text:p text:style-name="P11"><text:span text:style-name="T6"><text:tab/>I</text:span><text:span text:style-name="T5">t is declarative</text:span></text:p>
      <text:p text:style-name="P20"><text:tab/>Reusable components</text:p>
      <text:p text:style-name="P7"><text:span text:style-name="T6"><text:tab/>One-way data flow </text:span><text:span text:style-name="T7">=&gt; Data goes in only one way, from js file to html file.<text:tab/></text:span></text:p>
      <text:p text:style-name="P7"><text:span text:style-name="T6"><text:tab/>SEO friendly </text:span><text:span text:style-name="T7">=&gt; SEO is about making it easier for developers to find the right content for the user</text:span></text:p>
      <text:p text:style-name="P21"/>
      <text:p text:style-name="P8">8) Setup react project from scratch <text:span text:style-name="T1">and create a react app without “create-react-app”</text:span></text:p>
      <text:p text:style-name="P3"><text:tab/><text:span text:style-name="T52">Create a new folder and navigate to it</text:span></text:p>
      <text:p text:style-name="P3"><text:soft-page-break/><text:tab/><text:span text:style-name="T52">Create and initialize the project using “npm init -y” and creates a package.json file inside the folder.</text:span></text:p>
      <text:p text:style-name="P3"><text:tab/><text:span text:style-name="T52">Install the react libraries, react and react-dom</text:span></text:p>
      <text:p text:style-name="P4"><text:tab/><text:span text:style-name="T52">Install babel and its preset libraries. Preset are used </text:span><text:span text:style-name="T53">when we want the feature to be supported in reccent versions.</text:span></text:p>
      <text:p text:style-name="P4"><text:tab/><text:span text:style-name="T53">Install rollup and its plugin libraries</text:span></text:p>
      <text:p text:style-name="P4"><text:tab/><text:span text:style-name="T53">Install corejs and regenarator runtime for async programming</text:span></text:p>
      <text:p text:style-name="P4"><text:tab/><text:span text:style-name="T53">Create a babel config file, “.babelrc”, to configure the babel compiler.</text:span></text:p>
      <text:p text:style-name="P4"><text:tab/><text:span text:style-name="T53">Create “rollup.config.js” file, to configure the rollup bundler.</text:span></text:p>
      <text:p text:style-name="P4"><text:tab/><text:span text:style-name="T53">After that, we have to update the “package.json” with entry point and command to build and run the application.</text:span></text:p>
      <text:p text:style-name="P4"><text:span text:style-name="T53"><text:tab/>Next, create the public and src folder with component and run npm start. </text:span><text:tab/></text:p>
      <text:p text:style-name="P1"/>
      <text:p text:style-name="P5"><text:span text:style-name="T20">9</text:span><text:span text:style-name="T18">) Packages that helps for babel</text:span></text:p>
      <text:p text:style-name="P5"><text:tab/><text:span text:style-name="T22">Babel is a transpiler that converts </text:span><text:span text:style-name="T60">current js code into understandable version of js for the environment or browser we are using.</text:span></text:p>
      <text:p text:style-name="P5"><text:tab/><text:span text:style-name="T14">@babel/cli</text:span><text:span text:style-name="T59"> =&gt; used to compile files from command lines.</text:span></text:p>
      <text:p text:style-name="P5"><text:tab/><text:span text:style-name="T14">@babel/polyfill </text:span><text:span text:style-name="T59">=&gt; if we use babel only when using promises in our code, after converting the code also, the promise parts are same. So it doesn’t work in older browsers like IE. To solve this problem we use polyfill, which supports all features in all browsers.</text:span></text:p>
      <text:p text:style-name="P5"><text:tab/><text:span text:style-name="T15">@babel/register </text:span><text:span text:style-name="T62">=&gt; If we want to run the babel without webpack or rollup, and run files using babel, we need to register babel inot node’s runtime. </text:span><text:span text:style-name="T63">The require hook will bind itself to node’s require and automatically compile files at runtime.For this, we need to use “@babel/register”</text:span></text:p>
      <text:p text:style-name="P5"><text:span text:style-name="T63"><text:tab/></text:span><text:span text:style-name="T16">@babel/standalone </text:span><text:span text:style-name="T64">=&gt; It is used for babel to use in non-node ls environment also. </text:span><text:span text:style-name="T65">With this, we can start using babel with just a script tag in HTML file.</text:span></text:p>
      <text:p text:style-name="P5"><text:tab/></text:p>
      <text:p text:style-name="P5"/>
      <text:p text:style-name="P10">1<text:span text:style-name="T51">0</text:span>) Flow of react project</text:p>
      <text:p text:style-name="P5"><text:tab/><text:span text:style-name="T57">Give URL</text:span></text:p>
      <text:p text:style-name="P5"><text:tab/><text:span text:style-name="T57">Got to package.json file, “start” key in “scripts”.</text:span></text:p>
      <text:p text:style-name="P5"><text:tab/><text:span text:style-name="T57">Go to config file</text:span></text:p>
      <text:p text:style-name="P5"><text:tab/><text:span text:style-name="T57">Go to the file which we specified in input key.</text:span></text:p>
      <text:p text:style-name="P5"><text:tab/></text:p>
      <text:p text:style-name="P10">1<text:span text:style-name="T51">1</text:span>) <text:span text:style-name="T47">H</text:span>ow web pack config works</text:p>
      <text:p text:style-name="P22"><text:span text:style-name="T1"><text:tab/></text:span><text:span text:style-name="T23">Webpack is a tool that lets you compile JavaScript modules, also known as module bundler, </text:span><text:span text:style-name="T24">task runner.</text:span></text:p>
      <text:p text:style-name="P69"><text:tab/>If given a large number of files, it generates a single file or few files that run the application</text:p>
      <text:p text:style-name="P70"><text:tab/>It performs many operations =&gt; helps to bundle the resources, watches for changes and rerun the tasks.</text:p>
      <text:p text:style-name="P70"><text:tab/>Webpack takes all your javascript files and any other assets and transforms then into one huge file. This big file can then be sent by the server to a client's browser.</text:p>
      <text:p text:style-name="P71"><text:span text:style-name="T25"><text:tab/></text:span><text:span text:style-name="T26">It</text:span><text:span text:style-name="T25"> takes all the code from your application </text:span><text:span text:style-name="T26">and</text:span><text:span text:style-name="T25"> packaged to be easily used in your website</text:span></text:p>
      <text:p text:style-name="P71"><text:span text:style-name="T25"><text:tab/></text:span><text:span text:style-name="T27">Advantage =&gt; It gives you control over how to treat different assets.</text:span><text:span text:style-name="T25"> </text:span></text:p>
      <text:p text:style-name="P6"><text:tab/></text:p>
      <text:p text:style-name="P10">1<text:span text:style-name="T51">2</text:span>) Two way binding, why two way binding is not in react and how we achieve it</text:p>
      <text:p text:style-name="P10"><text:tab/><text:span text:style-name="T8">One way binding =&gt; Data flows only in one direction, from js file to html file(component or view) or html file to js file(view to component). React is like a nested components. It recieve data from arguments and give via return values.</text:span></text:p>
      <text:p text:style-name="P10"><text:span text:style-name="T8"><text:tab/><text:tab/></text:span><text:span text:style-name="T9">When the state is changed, it is easy to record and track the changes and easy to debug.</text:span></text:p>
      <text:p text:style-name="P10"><text:span text:style-name="T8"><text:tab/>Two way binding =&gt; Data flows in both two directions simultaneously. </text:span><text:span text:style-name="T9">We can’t able to track the local state changes and difficult to debug</text:span></text:p>
      <text:p text:style-name="P10"><text:soft-page-break/><text:span text:style-name="T9"><text:tab/></text:span><text:span text:style-name="T10">We can achieve two way binding in react using “LinkedStateMixin” </text:span><text:span text:style-name="T11">and setting the value of input field in onclick function.</text:span></text:p>
      <text:p text:style-name="P5"/>
      <text:p text:style-name="P10">1<text:span text:style-name="T51">3</text:span>) <text:s/>How many files will come to browser and how it is processed when we made a request via url.</text:p>
      <text:p text:style-name="P23"><text:tab/><text:span text:style-name="T56">First when we give the url or start the project, package.json file is called. </text:span></text:p>
      <text:p text:style-name="P24"><text:tab/><text:span text:style-name="T54">After that it go to “start” key in “script” </text:span><text:span text:style-name="T55">in package.json file</text:span><text:span text:style-name="T54">. </text:span><text:span text:style-name="T55">We give config file in “start” key and it goes to that config file.</text:span></text:p>
      <text:p text:style-name="P24"><text:tab/><text:span text:style-name="T55">In that config file, we give input as index.js in src folder.</text:span></text:p>
      <text:p text:style-name="P24"/>
      <text:p text:style-name="P44">Rollup and Webpack</text:p>
      <text:p text:style-name="P25">Rollup is a <text:span text:style-name="T58">module bundler that compiles all the files and merge into a single big file.</text:span></text:p>
      <text:p text:style-name="P26">Rollu and webpack are same<text:tab/></text:p>
      <text:p text:style-name="P26">Difference between rollup and webpack is rollup has support for relative path. <text:s/>Webpack don’t have support for relative path. So we use either path.resolve or path.</text:p>
      <text:p text:style-name="P26"/>
      <text:p text:style-name="P44">HOC</text:p>
      <text:p text:style-name="P44"><text:tab/><text:span text:style-name="T5">Higher order component is a function that takes one or more component as input and returns a new component</text:span></text:p>
      <text:p text:style-name="P72"><text:span text:style-name="T28"><text:tab/>Its main purpose is to enhance the </text:span><text:span text:style-name="T29">component with new data or functionality.</text:span></text:p>
      <text:p text:style-name="P27"/>
      <text:p text:style-name="P12"><text:span text:style-name="T41">A</text:span><text:span text:style-name="T40">xios</text:span></text:p>
      <text:p text:style-name="P12"><text:span text:style-name="T40"><text:tab/></text:span><text:span text:style-name="T28">Axios is a library which is used to send asynchronous HTTP request to endpoints.</text:span></text:p>
      <text:p text:style-name="P28"><text:tab/>It enables client-side protection against XSRF/CSRF and has ability to cancel requests.</text:p>
      <text:p text:style-name="P12"><text:span text:style-name="T28"><text:tab/></text:span><text:span text:style-name="T30">CSRF/XSRF =&gt; When the user authenticates with username and password, they were issued a token, which contains authentication ticket that can be used for authentication and authorization.</text:span></text:p>
      <text:p text:style-name="P29">The token is stored as a cache that is sent with every request made by client.</text:p>
      <text:p text:style-name="P29"/>
      <text:p text:style-name="P45">Redux</text:p>
      <text:p text:style-name="P13"><text:span text:style-name="T40"><text:tab/></text:span><text:span text:style-name="T28">React redux is a javascript library for managing and </text:span><text:span text:style-name="T32">updating </text:span><text:span text:style-name="T28">the state </text:span><text:span text:style-name="T31">and state transformations </text:span><text:span text:style-name="T28">of the application </text:span><text:span text:style-name="T33">using the events called “actions”.</text:span></text:p>
      <text:p text:style-name="P13"><text:span text:style-name="T33"><text:tab/></text:span><text:span text:style-name="T34">It act as a centralized store for state that needs to be used across the entire application.</text:span></text:p>
      <text:p text:style-name="P30"/>
      <text:p text:style-name="P13"><text:span text:style-name="T34"><text:tab/></text:span><text:span text:style-name="T35">Redux is more useful when,</text:span></text:p>
      <text:p text:style-name="P31"><text:tab/><text:tab/>=&gt; we have large amount of application state that are needed in many places in app.</text:p>
      <text:p text:style-name="P31"><text:tab/><text:tab/>=&gt; when the state is updated frequently</text:p>
      <text:p text:style-name="P31"><text:tab/><text:tab/>=&gt; when the logic that updates the state is complex.</text:p>
      <text:p text:style-name="P31"><text:tab/><text:tab/>=&gt; when many people working on the application.</text:p>
      <text:p text:style-name="P31"/>
      <text:p text:style-name="P14"><text:span text:style-name="T35">S</text:span><text:span text:style-name="T28">tore, actions, reducers.</text:span></text:p>
      <text:p text:style-name="P14"><text:span text:style-name="T28"><text:tab/></text:span><text:span text:style-name="T39">Store =&gt; </text:span><text:span text:style-name="T36">Store is a container that holds the application’s global state.</text:span></text:p>
      <text:p text:style-name="P14"><text:span text:style-name="T36"><text:tab/> <text:s text:c="9"/></text:span><text:span text:style-name="T37">=&gt; If we want to update the state, we can’t do it directly, first we have to create a “action” object that describes something happened in the application and then dispatch the action to store to tell what is happened.</text:span></text:p>
      <text:p text:style-name="P14"><text:span text:style-name="T37"><text:tab/> <text:s text:c="8"/></text:span><text:span text:style-name="T38"><text:s/>=&gt; When the action is dispatched, the store runs the root reducer function and calculate the new state based on old state and actions.</text:span></text:p>
      <text:p text:style-name="P32"/>
      <text:p text:style-name="P19"><text:span text:style-name="T45">U</text:span><text:span text:style-name="T40">se of ...state</text:span></text:p>
      <text:p text:style-name="P19"><text:span text:style-name="T40"><text:tab/></text:span><text:span text:style-name="T28">Instead of changing or modifying the intial state value, “...state” creates a new state object and updates the chnages in the new state and return it.</text:span></text:p>
      <text:p text:style-name="P32"/>
      <text:p text:style-name="P16"><text:soft-page-break/><text:span text:style-name="T45">R</text:span><text:span text:style-name="T40">edux architecture</text:span></text:p>
      <text:p text:style-name="P16"><text:span text:style-name="T40"><text:tab/></text:span><text:span text:style-name="T42">In UI, if we did any changes, it triggers the actions and the actions are sent to reducers and the reducer updates the store which contains state.</text:span></text:p>
      <text:p text:style-name="P57"/>
      <text:p text:style-name="P46">Difference between updating state with redux and without redux</text:p>
      <text:p text:style-name="P46"><text:tab/>Without redux</text:p>
      <text:p text:style-name="P18"><text:span text:style-name="T40"><text:tab/><text:tab/>=&gt; </text:span><text:span text:style-name="T42">In this, the state variable is stored locally and when it needs to shared to other components, the data is passed through props.</text:span></text:p>
      <text:p text:style-name="P18"><text:span text:style-name="T42"><text:tab/></text:span><text:span text:style-name="T46">With redux</text:span></text:p>
      <text:p text:style-name="P18"><text:span text:style-name="T46"><text:tab/><text:tab/>=&gt; </text:span><text:span text:style-name="T44">When using redux, state is stored globally in redux store.</text:span></text:p>
      <text:p text:style-name="P58"><text:tab/><text:tab/>=&gt; Any component that needs access to the state value, get it from store.</text:p>
      <text:p text:style-name="P47">Reducer</text:p>
      <text:p text:style-name="P17"><text:span text:style-name="T40"><text:tab/></text:span><text:span text:style-name="T42">It is a function which takes two parameters “action” and “state” <text:s/>to calculate and return the updated state.</text:span></text:p>
      <text:p text:style-name="P17"><text:span text:style-name="T42"><text:tab/></text:span><text:span text:style-name="T43">It is a pure function that takes action and previous state and returns the new state.</text:span></text:p>
      <text:p text:style-name="P59"><text:tab/>It reads the data from actions and updates the store</text:p>
      <text:p text:style-name="P32"/>
      <text:p text:style-name="P15"><text:span text:style-name="T38">W</text:span><text:span text:style-name="T28">hy we need node</text:span></text:p>
      <text:p text:style-name="P33"><text:tab/>to execute the js withou going to browser.</text:p>
      <text:p text:style-name="P33">What is callback</text:p>
      <text:p text:style-name="P33"/>
      <text:p text:style-name="P33"/>
      <text:p text:style-name="P34">Functional components</text:p>
      <text:p text:style-name="P34"><text:tab/>It is a stateless components</text:p>
      <text:p text:style-name="P34"><text:tab/>We can pass the value but can’t change the value.</text:p>
      <text:p text:style-name="P34"/>
      <text:p text:style-name="P35">With and without jsx</text:p>
      <text:p text:style-name="P36">props, <text:span text:style-name="T71">state, changing state variable</text:span></text:p>
      <text:p text:style-name="P36"/>
      <text:p text:style-name="P37">Conditional rendering</text:p>
      <text:p text:style-name="P38">Retrieving value from array</text:p>
      <text:p text:style-name="P38"/>
      <text:p text:style-name="P38">Router, Route, Routes, Link from react-router-dom</text:p>
      <text:p text:style-name="P38"/>
      <text:p text:style-name="P38">Router types</text:p>
      <text:p text:style-name="P38"><text:tab/>BrowserRouter</text:p>
      <text:p text:style-name="P38"><text:tab/>Natuve Router</text:p>
      <text:p text:style-name="P38"><text:tab/>Memory Router</text:p>
      <text:p text:style-name="P38"><text:tab/>HashRouter</text:p>
      <text:p text:style-name="P38"><text:tab/>StaticRouter</text:p>
      <text:p text:style-name="P38"/>
      <text:p text:style-name="P38">The order of using router in code </text:p>
      <text:p text:style-name="P38"><text:tab/>&lt;Router&gt;</text:p>
      <text:p text:style-name="P38"><text:tab/>&lt;Routes&gt;</text:p>
      <text:p text:style-name="P38"><text:tab/>&lt;Route&gt;</text:p>
      <text:p text:style-name="P38"/>
      <text:p text:style-name="P39">Calling the child route</text:p>
      <text:p text:style-name="P39"/>
      <text:p text:style-name="P40">Forms</text:p>
      <text:p text:style-name="P40"><text:tab/>Controlled forms</text:p>
      <text:p text:style-name="P40"><text:tab/>Uncontrolled forms</text:p>
      <text:p text:style-name="P41"><text:soft-page-break/><text:a xlink:type="simple" xlink:href="https://jsonplaceholder.typicode.com/" text:style-name="Internet_20_link" text:visited-style-name="Visited_20_Internet_20_Link">https://</text:a><text:a xlink:type="simple" xlink:href="https://jsonplaceholder.typicode.com/" text:style-name="Internet_20_link" text:visited-style-name="Visited_20_Internet_20_Link"><text:span text:style-name="T72">jsonplaceholder.typicode.co</text:span></text:a><text:span text:style-name="T73">m</text:span></text:p>
      <text:p text:style-name="P41"/>
      <text:p text:style-name="P42">npm install json-server</text:p>
      <text:p text:style-name="P42"/>
      <text:p text:style-name="P42">after install above, json-server -p 9000 –watch db.json (create a new db.json file)</text:p>
      <text:p text:style-name="P42"/>
      <text:p text:style-name="P43">closure</text:p>
      <text:p text:style-name="P45"/>
      <text:p text:style-name="P45"/>
      <text:p text:style-name="P45"/>
      <text:p text:style-name="P48">what is react</text:p>
      <text:p text:style-name="P48">why we need react</text:p>
      <text:p text:style-name="P48">building block of react</text:p>
      <text:p text:style-name="P48">components, props, state</text:p>
      <text:p text:style-name="P48">event bindings and data binding</text:p>
      <text:p text:style-name="P49">conditional rendering</text:p>
      <text:p text:style-name="P49">map concept =&gt; when using array to iterate over the values</text:p>
      <text:p text:style-name="P49">hoc</text:p>
      <text:p text:style-name="P49">routing</text:p>
      <text:p text:style-name="P54">hooks</text:p>
      <text:p text:style-name="P50">controlled forms and uncontrolled forms</text:p>
      <text:p text:style-name="P51">axios =&gt; used to communicate with the server, then and catch method</text:p>
      <text:p text:style-name="P51">redux and flux</text:p>
      <text:p text:style-name="P52">spread operator</text:p>
      <text:p text:style-name="P53">testing ==&gt; it is written using two ways. Decribe and it</text:p>
      <text:p text:style-name="P53"><text:tab/>test suite =&gt; describe</text:p>
      <text:p text:style-name="P53"><text:tab/>each it method is a test case</text:p>
      <text:p text:style-name="P53"/>
      <text:p text:style-name="P55">rfce and rce shortcut</text:p>
      <text:p text:style-name="P55"/>
      <text:p text:style-name="P56">routing</text:p>
      <text:p text:style-name="P56">axios</text:p>
      <text:p text:style-name="P56">json server, db.json file</text:p>
      <text:p text:style-name="P56"/>
      <text:p text:style-name="P56"/>
      <text:p text:style-name="P60">Use of node_modules in react</text:p>
      <text:p text:style-name="P60"><text:tab/><text:span text:style-name="T61">It is the repository of the modules or library which we used inside the project.</text:span></text:p>
      <text:p text:style-name="P65"><text:tab/>Whatever we are importing in our project, that module or library is present inside the node_modules folder.</text:p>
      <text:p text:style-name="P65"><text:tab/>When we run npm install, all the modules/libraries needed for project are installed inside node_modules folder.</text:p>
      <text:p text:style-name="P60"><text:span text:style-name="T61"><text:tab/></text:span><text:span text:style-name="T66">It is the place where npm modules are saved.</text:span></text:p>
      <text:p text:style-name="P66"/>
      <text:p text:style-name="P61">Use of package.json</text:p>
      <text:p text:style-name="P61"><text:tab/><text:span text:style-name="T61">It contains the information about name, version of application and dependencies, packages with version</text:span></text:p>
      <text:p text:style-name="P67"/>
      <text:p text:style-name="P67"/>
      <text:p text:style-name="P61"><text:soft-page-break/>Use of package-lock.json</text:p>
      <text:p text:style-name="P61"><text:tab/><text:span text:style-name="T61">It is used to keep the exact version of the each package and its dependencies</text:span></text:p>
      <text:p text:style-name="P67"/>
      <text:p text:style-name="P62">Diff b/w yarn and npm</text:p>
      <text:p text:style-name="P62"><text:tab/><text:span text:style-name="T61">The main difference is package installation process.</text:span></text:p>
      <text:p text:style-name="P68"><text:tab/>Yarn installs packages parallely (install more than one package at a time)</text:p>
      <text:p text:style-name="P68"><text:tab/>NPM install packages sequentially (one by one)</text:p>
      <text:p text:style-name="P68"><text:tab/>So Yarn is better in speed and performance.</text:p>
      <text:p text:style-name="P68"><text:tab/>Yarn is more secure, since it install files from only package.json or yarn.lock</text:p>
      <text:p text:style-name="P68"><text:tab/>But NPM automatically executes a code that allows other packages to get included.</text:p>
      <text:p text:style-name="P68"/>
      <text:p text:style-name="P68"/>
      <text:p text:style-name="P63">Customer io</text:p>
      <text:p text:style-name="P63"><text:tab/><text:span text:style-name="T61">A platform for automating our lifecycle messages.</text:span></text:p>
      <text:p text:style-name="P63"><text:span text:style-name="T61"><text:tab/></text:span><text:span text:style-name="T67">It is used to track users on which stage they are.</text:span></text:p>
      <text:p text:style-name="P63"><text:span text:style-name="T67"><text:tab/></text:span><text:span text:style-name="T68">It is an automated messagimg platform </text:span><text:span text:style-name="T69">which is more flexibility to send data-driven emails, send SMS and push notifications.</text:span></text:p>
      <text:p text:style-name="P73"/>
      <text:p text:style-name="P64">Workflow of customer io</text:p>
      <text:p text:style-name="P64"><text:tab/><text:span text:style-name="T61">Our system sends customer activity</text:span><text:span text:style-name="T70">(data)</text:span><text:span text:style-name="T61"> to customer io in the form of attributes, events</text:span></text:p>
      <text:p text:style-name="P64"><text:span text:style-name="T61"><text:tab/>All the data </text:span><text:span text:style-name="T70">is assosicated with single user.</text:span></text:p>
      <text:p text:style-name="P64"><text:span text:style-name="T70"><text:tab/></text:span><text:span text:style-name="T74">People</text:span><text:span text:style-name="T70"> data is used to populate the </text:span><text:span text:style-name="T74">Segments </text:span><text:span text:style-name="T70">that build </text:span><text:span text:style-name="T74">Campaigns </text:span><text:span text:style-name="T70">and </text:span><text:span text:style-name="T74">Broadcasts </text:span><text:span text:style-name="T70">to our customers(systems).</text:span></text:p>
      <text:p text:style-name="P74"/>
      <text:p text:style-name="P64"><text:span text:style-name="T70"><text:tab/></text:span><text:span text:style-name="T74">People </text:span><text:span text:style-name="T70">--&gt;</text:span></text:p>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7T18:17:22.557811210</meta:creation-date>
    <dc:date>2022-08-03T17:32:03.243778809</dc:date>
    <meta:editing-duration>P1DT11H50M52S</meta:editing-duration>
    <meta:editing-cycles>46</meta:editing-cycles>
    <meta:generator>LibreOffice/6.4.7.2$Linux_X86_64 LibreOffice_project/40$Build-2</meta:generator>
    <meta:document-statistic meta:table-count="0" meta:image-count="0" meta:object-count="0" meta:page-count="6" meta:paragraph-count="182" meta:word-count="1916" meta:character-count="11280" meta:non-whitespace-character-count="9387"/>
  </office:meta>
</office:document-meta>
</file>